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41000000414889B398BBBCCDAA.png" manifest:media-type="image/png"/>
  <manifest:file-entry manifest:full-path="Pictures/10000000000000B300000047A88B63BD3B81B6FA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-BoldMT" svg:font-family="Arial-BoldMT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854cm" fo:margin-left="-0.191cm" fo:margin-top="0cm" fo:margin-bottom="0cm" table:align="left" style:writing-mode="lr-tb"/>
    </style:style>
    <style:style style:name="Таблица1.A" style:family="table-column">
      <style:table-column-properties style:column-width="8.426cm"/>
    </style:style>
    <style:style style:name="Таблица1.B" style:family="table-column">
      <style:table-column-properties style:column-width="8.428cm"/>
    </style:style>
    <style:style style:name="Таблица1.1" style:family="table-row">
      <style:table-row-properties style:min-row-height="0.383cm"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2" style:family="table-row">
      <style:table-row-properties style:min-row-height="3.104cm" fo:keep-together="auto"/>
    </style:style>
    <style:style style:name="Таблица1.3" style:family="table-row">
      <style:table-row-properties style:min-row-height="0.406cm" fo:keep-together="auto"/>
    </style:style>
    <style:style style:name="Таблица1.4" style:family="table-row">
      <style:table-row-properties style:min-row-height="1.372cm" fo:keep-together="auto"/>
    </style:style>
    <style:style style:name="Таблица1.6" style:family="table-row">
      <style:table-row-properties style:min-row-height="2.071cm" fo:keep-together="auto"/>
    </style:style>
    <style:style style:name="Таблица1.8" style:family="table-row">
      <style:table-row-properties style:min-row-height="1.035cm" fo:keep-together="auto"/>
    </style:style>
    <style:style style:name="Таблица1.10" style:family="table-row">
      <style:table-row-properties style:min-row-height="1.012cm" fo:keep-together="auto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font-weight="bold" style:font-weight-asian="bold" style:font-weight-complex="bold" fo:hyphenate="false" fo:hyphenation-remain-char-count="2" fo:hyphenation-push-char-count="2" loext:hyphenation-no-caps="false"/>
    </style:style>
    <style:style style:name="P3" style:family="paragraph" style:parent-style-name="Standard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font-name="Times New Roman" fo:font-size="10pt" style:font-size-asian="10pt" style:font-name-complex="Times New Roman1" style:font-size-complex="10pt" style:font-weight-complex="bold" fo:hyphenate="false" fo:hyphenation-remain-char-count="2" fo:hyphenation-push-char-count="2" loext:hyphenation-no-caps="false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font-weight-complex="bold" fo:hyphenate="false" fo:hyphenation-remain-char-count="2" fo:hyphenation-push-char-count="2" loext:hyphenation-no-caps="false"/>
    </style:style>
    <style:style style:name="P6" style:family="paragraph" style:parent-style-name="Header">
      <style:text-properties style:font-name-complex="Times New Roman1"/>
    </style:style>
    <style:style style:name="P7" style:family="paragraph" style:parent-style-name="Header">
      <style:text-properties style:font-name="Times New Roman" fo:language="en" fo:country="US" style:font-name-complex="Times New Roman1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font-size="11pt" fo:language="ru" fo:country="RU" fo:font-weight="bold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 fo:hyphenate="false" fo:hyphenation-remain-char-count="2" fo:hyphenation-push-char-count="2" loext:hyphenation-no-caps="false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font-size="11pt" fo:language="ru" fo:country="RU" fo:font-weight="bold" style:letter-kerning="false" style:font-name-asian="Calibri1" style:font-size-asian="11pt" style:language-asian="en" style:country-asian="US" style:font-weight-asian="bold" style:font-name-complex="Arial-BoldMT" style:font-size-complex="11pt" style:language-complex="ar" style:country-complex="SA" style:font-weight-complex="bold" fo:hyphenate="false" fo:hyphenation-remain-char-count="2" fo:hyphenation-push-char-count="2" loext:hyphenation-no-caps="false"/>
    </style:style>
    <style:style style:name="P1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font-name="Times New Roman" fo:font-size="10pt" fo:language="ru" fo:country="RU" style:letter-kerning="false" style:font-name-asian="Calibri1" style:font-size-asian="10pt" style:language-asian="en" style:country-asian="US" style:font-name-complex="Times New Roman1" style:font-size-complex="10pt" style:language-complex="ar" style:country-complex="SA" style:font-weight-complex="bold" fo:hyphenate="false" fo:hyphenation-remain-char-count="2" fo:hyphenation-push-char-count="2" loext:hyphenation-no-caps="false"/>
    </style:style>
    <style:style style:name="P1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font-name="Times New Roman" fo:font-size="10pt" fo:language="ru" fo:country="RU" style:letter-kerning="false" style:font-name-asian="Calibri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fo:margin-left="0.318cm" fo:margin-right="0.286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26"/></text:p>
      <text:p text:style-name="Standard"><text:s text:c="29"/></text:p>
      <text:p text:style-name="P1">Ингредиенты для хлебопекарной <text:s/>и <text:s/>кондитерской промышленности.</text:p>
      <text:p text:style-name="P1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9">Фосфаты</text:p>
          </table:table-cell>
          <table:table-cell table:style-name="Таблица1.A1" office:value-type="string">
            <text:p text:style-name="P9">Эмульгаторы</text:p>
          </table:table-cell>
        </table:table-row>
        <table:table-row table:style-name="Таблица1.2">
          <table:table-cell table:style-name="Таблица1.A1" office:value-type="string">
            <text:p text:style-name="P11">Пирофосфат натрия кислый SAPP (не относится</text:p>
            <text:p text:style-name="P11">к классу разрыхлителей)</text:p>
            <text:p text:style-name="P11">Пирофосфат натрия кислый (SAPP)ROR 15, 28,40</text:p>
            <text:p text:style-name="P11">Монокальцийфосфат моногидрат</text:p>
            <text:p text:style-name="P11">Монокальций фосфат безводный</text:p>
            <text:p text:style-name="P11">Дикальций фосфат безводный</text:p>
            <text:p text:style-name="P11">Трикальцийфосфат</text:p>
            <text:p text:style-name="P11">Трикальцийфосфат Микронизированный</text:p>
          </table:table-cell>
          <table:table-cell table:style-name="Таблица1.A1" office:value-type="string">
            <text:p text:style-name="P11">Глицерил моностеарат</text:p>
            <text:p text:style-name="P11">Пропиленгликоль моностеарат</text:p>
            <text:p text:style-name="P11">Стеарол лактилат натрия</text:p>
            <text:p text:style-name="P11">Стеароил-2-лактилат кальция</text:p>
            <text:p text:style-name="P11">Эфир моноглицерида и диацетил-винной кислоты</text:p>
            <text:p text:style-name="P11">Эфиры молочной кислоты и моноглицеридов</text:p>
            <text:p text:style-name="P11">Эфиры моно-и диглицеридов лимонной и жирных кислот</text:p>
          </table:table-cell>
        </table:table-row>
        <table:table-row table:style-name="Таблица1.3">
          <table:table-cell table:style-name="Таблица1.A1" office:value-type="string">
            <text:p text:style-name="P9">Стабилизаторы и загустители</text:p>
          </table:table-cell>
          <table:table-cell table:style-name="Таблица1.A1" office:value-type="string">
            <text:p text:style-name="P9">Белки</text:p>
          </table:table-cell>
        </table:table-row>
        <table:table-row table:style-name="Таблица1.4">
          <table:table-cell table:style-name="Таблица1.A1" office:value-type="string">
            <text:p text:style-name="P11">Ксанатновая камедь</text:p>
            <text:p text:style-name="P11">Каррагинан</text:p>
            <text:p text:style-name="P11">Альгинат натрия</text:p>
            <text:p text:style-name="P11">Агар Агар</text:p>
            <text:p text:style-name="P11">Натриевая <text:s/>карбоксиметилцеллюлоза</text:p>
            <text:p text:style-name="P11">Пектин</text:p>
            <text:p text:style-name="P11">Желатин</text:p>
            <text:p text:style-name="P11">Геллановая камедь</text:p>
          </table:table-cell>
          <table:table-cell table:style-name="Таблица1.A1" office:value-type="string">
            <text:p text:style-name="P11">Пшеничная клейковина</text:p>
            <text:p text:style-name="P11">Гороховый белок, Рисовый белок</text:p>
            <text:p text:style-name="P11">Соевый белок</text:p>
            <text:p text:style-name="P11">Молочные и Сывороточные белки</text:p>
          </table:table-cell>
        </table:table-row>
        <table:table-row table:style-name="Таблица1.1">
          <table:table-cell table:style-name="Таблица1.A1" office:value-type="string">
            <text:p text:style-name="P9">Окислители</text:p>
          </table:table-cell>
          <table:table-cell table:style-name="Таблица1.A1" office:value-type="string">
            <text:p text:style-name="P10">Усилители вкуса и запаха</text:p>
          </table:table-cell>
        </table:table-row>
        <table:table-row table:style-name="Таблица1.6">
          <table:table-cell table:style-name="Таблица1.A1" office:value-type="string">
            <text:p text:style-name="P11">Аскорбиновая кислота</text:p>
            <text:p text:style-name="P11">Азодикарбонамид</text:p>
            <text:p text:style-name="P12">Лимонная Кислота Безводная</text:p>
            <text:p text:style-name="P12">Лимонная Кислота Моногидрат</text:p>
            <text:p text:style-name="P12">Фумаровая кислота</text:p>
            <text:p text:style-name="P12">Глюконодельталактон</text:p>
          </table:table-cell>
          <table:table-cell table:style-name="Таблица1.A1" office:value-type="string">
            <text:p text:style-name="P11">Глутамат натрия, I+G</text:p>
            <text:p text:style-name="P11">Гидролизованный растительный белок</text:p>
          </table:table-cell>
        </table:table-row>
        <table:table-row table:style-name="Таблица1.1">
          <table:table-cell table:style-name="Таблица1.A1" office:value-type="string">
            <text:p text:style-name="P9">Консерванты</text:p>
          </table:table-cell>
          <table:table-cell table:style-name="Таблица1.A1" office:value-type="string">
            <text:p text:style-name="P9">Эмульсии для смазки хлебных форм</text:p>
          </table:table-cell>
        </table:table-row>
        <table:table-row table:style-name="Таблица1.8">
          <table:table-cell table:style-name="Таблица1.A1" office:value-type="string">
            <text:p text:style-name="P11">Сорбат Калия Порошок</text:p>
            <text:p text:style-name="P11">Натамицин</text:p>
            <text:p text:style-name="P11">Низин</text:p>
            <text:p text:style-name="P11">Пропионат Кальция</text:p>
            <text:p text:style-name="P11">Диацетат натрия</text:p>
          </table:table-cell>
          <table:table-cell table:style-name="Таблица1.A1" office:value-type="string">
            <text:p text:style-name="P11">Масла вазелиновые САВОНОЛ</text:p>
            <text:p text:style-name="P11">Глицерин</text:p>
            <text:p text:style-name="P11">Пропиленгликоль</text:p>
            <text:p text:style-name="P4"/>
          </table:table-cell>
        </table:table-row>
        <table:table-row table:style-name="Таблица1.3">
          <table:table-cell table:style-name="Таблица1.A1" office:value-type="string">
            <text:p text:style-name="P9">Волокна</text:p>
          </table:table-cell>
          <table:table-cell table:style-name="Таблица1.A1" office:value-type="string">
            <text:p text:style-name="P9">Воска</text:p>
          </table:table-cell>
        </table:table-row>
        <table:table-row table:style-name="Таблица1.10">
          <table:table-cell table:style-name="Таблица1.A1" office:value-type="string">
            <text:p text:style-name="P11">Полидекстроза</text:p>
            <text:p text:style-name="P11">Инулин</text:p>
            <text:p text:style-name="P11">Соевые , Гороховые, <text:s/>Пшеничные волокна</text:p>
            <text:p text:style-name="P11">Фруктоолигосахариды, Галактоолигосахариды</text:p>
          </table:table-cell>
          <table:table-cell table:style-name="Таблица1.A1" office:value-type="string">
            <text:p text:style-name="P11">Воск карнаубский</text:p>
            <text:p text:style-name="P11">Воск пчелиный</text:p>
          </table:table-cell>
        </table:table-row>
        <table:table-row table:style-name="Таблица1.3">
          <table:table-cell table:style-name="Таблица1.A1" office:value-type="string">
            <text:p text:style-name="P9">Подсластители</text:p>
          </table:table-cell>
          <table:table-cell table:style-name="Таблица1.A1" office:value-type="string">
            <text:p text:style-name="P9">Крахмал и крамхамальный сахар</text:p>
          </table:table-cell>
        </table:table-row>
        <table:table-row table:style-name="Таблица1.4">
          <table:table-cell table:style-name="Таблица1.A1" office:value-type="string">
            <text:p text:style-name="P11">Аспартам, Ацесульфам калия</text:p>
            <text:p text:style-name="P11">Сукралоза, Стевиозид, Фруктоза</text:p>
            <text:p text:style-name="P11">Ксилит, Ксилоза, Сорбит</text:p>
            <text:p text:style-name="P11">Маннитол, Мальтитол , Эритритол</text:p>
          </table:table-cell>
          <table:table-cell table:style-name="Таблица1.A1" office:value-type="string">
            <text:p text:style-name="P11">Декстроза ангидрид, Декстроза моногидрид</text:p>
            <text:p text:style-name="P11">Мальтодекстрин, Кукурузный крахмал</text:p>
            <text:p text:style-name="P11">Картофельный крахмал, Тапиоковый крахмал</text:p>
          </table:table-cell>
        </table:table-row>
        <table:table-row table:style-name="Таблица1.1"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5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-BoldMT" svg:font-family="Arial-BoldMT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start"/>
      <style:text-properties fo:font-size="18pt"/>
    </style:style>
    <style:style style:name="MP2" style:family="paragraph" style:parent-style-name="Header">
      <style:text-properties style:font-name-complex="Times New Roman1"/>
    </style:style>
    <style:style style:name="MP3" style:family="paragraph" style:parent-style-name="Header">
      <style:text-properties style:font-name="Times New Roman" fo:language="en" fo:country="US" style:font-name-complex="Times New Roman1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fo:margin-left="0.318cm" fo:margin-right="0.286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199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801cm" fo:margin-left="0cm" fo:margin-right="0cm" fo:margin-bottom="1.7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text:anchor-type="char" draw:z-index="0" draw:name="Рисунок 10" draw:style-name="Mgr1" draw:text-style-name="MP1" svg:width="4.261cm" svg:height="1.634cm" svg:x="10.493cm" svg:y="0.041cm"><draw:image xlink:href="Pictures/10000000000000B300000047A88B63BD3B81B6FA.png" xlink:type="simple" xlink:show="embed" xlink:actuate="onLoad" draw:mime-type="image/png"><text:p/></draw:image></draw:frame><draw:frame draw:style-name="Mfr1" draw:name="Рисунок 9" text:anchor-type="char" svg:x="14.91cm" svg:y="0.078cm" svg:width="1.72cm" svg:height="1.598cm" draw:z-index="1"><draw:image xlink:href="Pictures/1000000000000041000000414889B398BBBCCDAA.png" xlink:type="simple" xlink:show="embed" xlink:actuate="onLoad" draw:mime-type="image/png"/></draw:frame></text:p>
        <text:p text:style-name="MP2">Ставрополь, <text:s/>Старомарьевское <text:s/>шоссе, 24а. </text:p>
        <text:p text:style-name="MP2">Тел: +78652282538, +78652283205<text:tab/></text:p>
        <text:p text:style-name="MP3">https://atlantstavropol.github.io/atlant/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4T12:47:00</meta:creation-date>
    <meta:initial-creator>Kharitonov Roman</meta:initial-creator>
    <dc:language>ru-RU</dc:language>
    <dc:date>2022-06-14T19:55:15.290113266</dc:date>
    <meta:editing-cycles>18</meta:editing-cycles>
    <meta:editing-duration>PT1H21M8S</meta:editing-duration>
    <meta:generator>LibreOffice/7.3.3.2$Linux_X86_64 LibreOffice_project/30$Build-2</meta:generator>
    <meta:document-statistic meta:table-count="1" meta:image-count="1" meta:object-count="0" meta:page-count="1" meta:paragraph-count="74" meta:word-count="184" meta:character-count="1734" meta:non-whitespace-character-count="1559"/>
    <meta:user-defined meta:name="AppVersion">15.0000</meta:user-defined>
    <meta:template xlink:type="simple" xlink:actuate="onRequest" xlink:title="Normal" xlink:href=""/>
  </office:meta>
</office:document-meta>
</file>